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a131a" draw:textarea-horizontal-align="justify" draw:textarea-vertical-align="middle" draw:auto-grow-height="false" fo:min-height="0.75cm" fo:min-width="4.5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4.5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4.4cm"/>
    </style:style>
    <style:style style:name="gr4" style:family="graphic" style:parent-style-name="standard">
      <style:graphic-properties draw:fill-color="#f04e4d" draw:textarea-horizontal-align="justify" draw:textarea-vertical-align="middle" draw:auto-grow-height="false" fo:min-height="0.438cm" fo:min-width="2.501cm"/>
    </style:style>
    <style:style style:name="gr5" style:family="graphic" style:parent-style-name="standard">
      <style:graphic-properties draw:fill-color="#f04e4d" draw:textarea-horizontal-align="justify" draw:textarea-vertical-align="middle" draw:auto-grow-height="false" fo:min-height="0.438cm" fo:min-width="2.5cm"/>
    </style:style>
    <style:style style:name="gr6" style:family="graphic" style:parent-style-name="standard">
      <style:graphic-properties draw:textarea-horizontal-align="justify" draw:textarea-vertical-align="middle" draw:auto-grow-height="false" fo:min-height="0.576cm" fo:min-width="2.42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ffffff"/>
    </style:style>
    <style:style style:name="P2" style:family="paragraph">
      <loext:graphic-properties draw:fill-color="#ba131a"/>
      <style:paragraph-properties fo:text-align="center"/>
      <style:text-properties fo: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04e4d"/>
      <style:paragraph-properties fo:text-align="center"/>
      <style:text-properties fo:color="#ffffff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1" draw:id="id1" draw:layer="layout" svg:width="5cm" svg:height="1cm" svg:x="12.5cm" svg:y="2cm">
          <text:p text:style-name="P1">root default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cm" svg:height="1cm" svg:x="4.9cm" svg:y="5cm">
          <text:p text:style-name="P3">host h1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4.9cm" svg:height="1cm" svg:x="19.6cm" svg:y="5cm">
          <text:p text:style-name="P3">host h2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3cm" svg:height="1.1cm" svg:x="1cm" svg:y="7.9cm">
          <text:p text:style-name="P1">hdd osd.0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xml:id="id5" draw:id="id5" draw:layer="layout" svg:width="2.999cm" svg:height="1.1cm" svg:x="4.101cm" svg:y="7.901cm">
          <text:p text:style-name="P1">hdd osd.0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3" xml:id="id6" draw:id="id6" draw:layer="layout" svg:width="3.2cm" svg:height="1.1cm" svg:x="7.2cm" svg:y="7.9cm">
          <text:p text:style-name="P3">ssd osd.2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3" xml:id="id7" draw:id="id7" draw:layer="layout" svg:width="3.2cm" svg:height="1.1cm" svg:x="10.501cm" svg:y="7.901cm">
          <text:p text:style-name="P3">ssd osd.3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4" xml:id="id8" draw:id="id8" draw:layer="layout" svg:width="3cm" svg:height="1.1cm" svg:x="16.001cm" svg:y="7.901cm">
          <text:p text:style-name="P1">hdd osd.4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xml:id="id9" draw:id="id9" draw:layer="layout" svg:width="2.999cm" svg:height="1.1cm" svg:x="19.102cm" svg:y="7.902cm">
          <text:p text:style-name="P1">hdd osd.5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3" xml:id="id10" draw:id="id10" draw:layer="layout" svg:width="3.2cm" svg:height="1.1cm" svg:x="22.201cm" svg:y="7.901cm">
          <text:p text:style-name="P3">ssd osd.6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3" xml:id="id11" draw:id="id11" draw:layer="layout" svg:width="3.2cm" svg:height="1.1cm" svg:x="25.502cm" svg:y="7.902cm">
          <text:p text:style-name="P3">ssd osd.7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7" draw:text-style-name="P5" draw:layer="layout" draw:type="line" svg:x1="15cm" svg:y1="3cm" svg:x2="7.4cm" svg:y2="5cm" draw:start-shape="id1" draw:start-glue-point="2" draw:end-shape="id2" draw:end-glue-point="0" svg:d="M15000 3000l-7600 2000" svg:viewBox="0 0 7601 2001">
          <text:p/>
        </draw:connector>
        <draw:connector draw:style-name="gr7" draw:text-style-name="P5" draw:layer="layout" draw:type="line" svg:x1="15cm" svg:y1="3cm" svg:x2="22.05cm" svg:y2="5cm" draw:start-shape="id1" draw:start-glue-point="2" draw:end-shape="id3" draw:end-glue-point="0" svg:d="M15000 3000l7050 2000" svg:viewBox="0 0 7051 2001">
          <text:p/>
        </draw:connector>
        <draw:connector draw:style-name="gr7" draw:text-style-name="P5" draw:layer="layout" draw:type="line" svg:x1="7.4cm" svg:y1="6cm" svg:x2="2.5cm" svg:y2="7.9cm" draw:start-shape="id2" draw:start-glue-point="2" draw:end-shape="id4" draw:end-glue-point="5" svg:d="M7400 6000l-4900 1900" svg:viewBox="0 0 4901 1901">
          <text:p/>
        </draw:connector>
        <draw:connector draw:style-name="gr7" draw:text-style-name="P5" draw:layer="layout" draw:type="line" svg:x1="7.4cm" svg:y1="6cm" svg:x2="5.601cm" svg:y2="7.901cm" draw:start-shape="id2" draw:start-glue-point="2" draw:end-shape="id5" draw:end-glue-point="5" svg:d="M7400 6000l-1799 1901" svg:viewBox="0 0 1800 1902">
          <text:p/>
        </draw:connector>
        <draw:connector draw:style-name="gr7" draw:text-style-name="P5" draw:layer="layout" draw:type="line" svg:x1="7.4cm" svg:y1="6cm" svg:x2="8.938cm" svg:y2="7.9cm" draw:start-shape="id2" draw:start-glue-point="2" draw:end-shape="id6" draw:end-glue-point="4" svg:d="M7400 6000l1538 1900" svg:viewBox="0 0 1539 1901">
          <text:p/>
        </draw:connector>
        <draw:connector draw:style-name="gr7" draw:text-style-name="P5" draw:layer="layout" draw:type="line" svg:x1="7.4cm" svg:y1="6cm" svg:x2="12.239cm" svg:y2="7.901cm" draw:start-shape="id2" draw:start-glue-point="2" draw:end-shape="id7" draw:end-glue-point="4" svg:d="M7400 6000l4839 1901" svg:viewBox="0 0 4840 1902">
          <text:p/>
        </draw:connector>
        <draw:connector draw:style-name="gr7" draw:text-style-name="P5" draw:layer="layout" draw:type="line" svg:x1="22.05cm" svg:y1="6cm" svg:x2="17.501cm" svg:y2="7.901cm" draw:start-shape="id3" draw:start-glue-point="2" draw:end-shape="id8" draw:end-glue-point="5" svg:d="M22050 6000l-4549 1901" svg:viewBox="0 0 4550 1902">
          <text:p/>
        </draw:connector>
        <draw:connector draw:style-name="gr7" draw:text-style-name="P5" draw:layer="layout" draw:type="line" svg:x1="22.05cm" svg:y1="6cm" svg:x2="20.602cm" svg:y2="7.902cm" draw:start-shape="id3" draw:start-glue-point="2" draw:end-shape="id9" draw:end-glue-point="5" svg:d="M22050 6000l-1448 1902" svg:viewBox="0 0 1449 1903">
          <text:p/>
        </draw:connector>
        <draw:connector draw:style-name="gr7" draw:text-style-name="P5" draw:layer="layout" draw:type="line" svg:x1="22.05cm" svg:y1="6cm" svg:x2="23.939cm" svg:y2="7.901cm" draw:start-shape="id3" draw:start-glue-point="2" draw:end-shape="id10" draw:end-glue-point="4" svg:d="M22050 6000l1889 1901" svg:viewBox="0 0 1890 1902">
          <text:p/>
        </draw:connector>
        <draw:connector draw:style-name="gr7" draw:text-style-name="P5" draw:layer="layout" draw:type="line" svg:x1="22.05cm" svg:y1="6cm" svg:x2="27.24cm" svg:y2="7.902cm" draw:start-shape="id3" draw:start-glue-point="2" draw:end-shape="id11" draw:end-glue-point="4" svg:d="M22050 6000l5190 1902" svg:viewBox="0 0 5191 19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742cm" fo:margin-bottom="11.79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0T10:46:09.106446496</meta:creation-date>
    <dc:date>2018-12-10T11:22:12.071268796</dc:date>
    <meta:editing-duration>PT14M7S</meta:editing-duration>
    <meta:editing-cycles>3</meta:editing-cycles>
    <meta:generator>LibreOffice/6.0.5.2$Linux_X86_64 LibreOffice_project/00m0$Build-2</meta:generator>
    <meta:document-statistic meta:object-count="21"/>
  </office:meta>
</office:document-meta>
</file>